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4936" officeooo:paragraph-rsid="00154936"/>
    </style:style>
    <style:style style:name="P2" style:family="paragraph" style:parent-style-name="Standard">
      <style:text-properties officeooo:paragraph-rsid="00154936"/>
    </style:style>
    <style:style style:name="P3" style:family="paragraph" style:parent-style-name="Standard" style:list-style-name="L2">
      <style:text-properties officeooo:paragraph-rsid="00154936"/>
    </style:style>
    <style:style style:name="P4" style:family="paragraph" style:parent-style-name="Standard" style:list-style-name="L2">
      <style:text-properties officeooo:paragraph-rsid="001572c4"/>
    </style:style>
    <style:style style:name="P5" style:family="paragraph" style:parent-style-name="Standard" style:list-style-name="L2">
      <style:text-properties officeooo:paragraph-rsid="00171918"/>
    </style:style>
    <style:style style:name="P6" style:family="paragraph" style:parent-style-name="Standard" style:list-style-name="L2">
      <style:text-properties officeooo:paragraph-rsid="0017c8fa"/>
    </style:style>
    <style:style style:name="P7" style:family="paragraph" style:parent-style-name="Standard" style:list-style-name="L2">
      <style:text-properties officeooo:paragraph-rsid="0019b883"/>
    </style:style>
    <style:style style:name="P8" style:family="paragraph" style:parent-style-name="Standard" style:list-style-name="L2">
      <style:text-properties officeooo:paragraph-rsid="001c4945"/>
    </style:style>
    <style:style style:name="P9" style:family="paragraph" style:parent-style-name="Standard">
      <style:text-properties fo:font-weight="bold" officeooo:paragraph-rsid="00154936" style:font-weight-asian="bold" style:font-weight-complex="bold"/>
    </style:style>
    <style:style style:name="P10" style:family="paragraph" style:parent-style-name="Standard">
      <style:text-properties fo:font-style="italic" fo:font-weight="bold" officeooo:paragraph-rsid="00154936" style:font-style-asian="italic" style:font-weight-asian="bold" style:font-style-complex="italic" style:font-weight-complex="bold"/>
    </style:style>
    <style:style style:name="P11" style:family="paragraph" style:parent-style-name="Standard" style:list-style-name="L4">
      <style:text-properties officeooo:paragraph-rsid="00154936"/>
    </style:style>
    <style:style style:name="P12" style:family="paragraph" style:parent-style-name="Standard" style:list-style-name="L2">
      <style:text-properties officeooo:rsid="001572c4" officeooo:paragraph-rsid="001572c4"/>
    </style:style>
    <style:style style:name="P13" style:family="paragraph" style:parent-style-name="Standard" style:list-style-name="L2">
      <style:text-properties officeooo:rsid="001572c4" officeooo:paragraph-rsid="001c4945"/>
    </style:style>
    <style:style style:name="P14" style:family="paragraph" style:parent-style-name="Standard" style:list-style-name="L2">
      <style:text-properties officeooo:rsid="00171918" officeooo:paragraph-rsid="00171918"/>
    </style:style>
    <style:style style:name="P15" style:family="paragraph" style:parent-style-name="Standard" style:list-style-name="L5">
      <style:text-properties fo:font-style="normal" fo:font-weight="normal" officeooo:rsid="00171918" officeooo:paragraph-rsid="00171918" style:font-style-asian="normal" style:font-weight-asian="normal" style:font-style-complex="normal" style:font-weight-complex="normal"/>
    </style:style>
    <style:style style:name="P16" style:family="paragraph" style:parent-style-name="Standard" style:list-style-name="L5">
      <style:text-properties fo:font-style="normal" fo:font-weight="normal" officeooo:paragraph-rsid="00171918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officeooo:rsid="0019b883" officeooo:paragraph-rsid="0019b883" style:font-style-asian="normal" style:font-style-complex="normal"/>
    </style:style>
    <style:style style:name="P18" style:family="paragraph" style:parent-style-name="Standard" style:list-style-name="L2">
      <style:text-properties officeooo:rsid="0019b883" officeooo:paragraph-rsid="0019b883"/>
    </style:style>
    <style:style style:name="P19" style:family="paragraph" style:parent-style-name="Standard" style:list-style-name="L5">
      <style:text-properties officeooo:paragraph-rsid="001a3759"/>
    </style:style>
    <style:style style:name="P20" style:family="paragraph" style:parent-style-name="Standard" style:list-style-name="L2">
      <style:text-properties officeooo:rsid="001b4b35" officeooo:paragraph-rsid="001b4b35"/>
    </style:style>
    <style:style style:name="P21" style:family="paragraph" style:parent-style-name="Standard" style:list-style-name="L2">
      <style:text-properties officeooo:rsid="001b4b35" officeooo:paragraph-rsid="001c4945"/>
    </style:style>
    <style:style style:name="T1" style:family="text">
      <style:text-properties officeooo:rsid="00154936"/>
    </style:style>
    <style:style style:name="T2" style:family="text">
      <style:text-properties officeooo:rsid="001572c4"/>
    </style:style>
    <style:style style:name="T3" style:family="text">
      <style:text-properties officeooo:rsid="00171918"/>
    </style:style>
    <style:style style:name="T4" style:family="text">
      <style:text-properties fo:font-style="italic" fo:font-weight="bold" officeooo:rsid="0015493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191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3759" style:font-style-asian="italic" style:font-weight-asian="bold" style:font-style-complex="italic" style:font-weight-complex="bold"/>
    </style:style>
    <style:style style:name="T7" style:family="text">
      <style:text-properties officeooo:rsid="0017c8fa"/>
    </style:style>
    <style:style style:name="T8" style:family="text">
      <style:text-properties officeooo:rsid="0019b88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b894a"/>
    </style:style>
    <style:style style:name="T11" style:family="text">
      <style:text-properties officeooo:rsid="001c4945"/>
    </style:style>
    <style:style style:name="T12" style:family="text">
      <style:text-properties officeooo:rsid="001d5b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jamovi file format</text:span></text:p>
      <text:p text:style-name="P2"/>
      <text:p text:style-name="P10">META-INF/MANIFEST.MF</text:p>
      <text:list xml:id="list2313861584" text:style-name="L4">
        <text:list-item>
          <text:p text:style-name="P11"><text:span text:style-name="T1">Manifest-Version: 1.0</text:span></text:p>
        </text:list-item>
        <text:list-item>
          <text:p text:style-name="P11"><text:span text:style-name="T1">Data-Archive-Version: 1.0.2</text:span></text:p>
        </text:list-item>
        <text:list-item>
          <text:p text:style-name="P11"><text:span text:style-name="T1">jamovi-Archive-Version: 8.0</text:span></text:p>
        </text:list-item>
        <text:list-item>
          <text:p text:style-name="P11"><text:span text:style-name="T1">Created-By: jamovi 0.0.0.0</text:span></text:p>
        </text:list-item>
      </text:list>
      <text:p text:style-name="P1"/>
      <text:p text:style-name="P2"><text:span text:style-name="T4">metadata.json </text:span><text:span text:style-name="T5">(top-level name: dataSet)</text:span></text:p>
      <text:list xml:id="list2304019311" text:style-name="L2">
        <text:list-item>
          <text:p text:style-name="P3"><text:span text:style-name="T1">rowCount: number of rows in the data set</text:span></text:p>
        </text:list-item>
        <text:list-item>
          <text:p text:style-name="P3"><text:span text:style-name="T1">columnCount: number of rows in the data set</text:span></text:p>
        </text:list-item>
        <text:list-item>
          <text:p text:style-name="P3"><text:span text:style-name="T1">removedRows?</text:span></text:p>
        </text:list-item>
        <text:list-item>
          <text:p text:style-name="P3"><text:span text:style-name="T3">a</text:span><text:span text:style-name="T1">ddedRows?</text:span></text:p>
        </text:list-item>
        <text:list-item>
          <text:p text:style-name="P3"><text:span text:style-name="T1">fields: contains description for every data column (one field per column)</text:span></text:p>
          <text:list>
            <text:list-item>
              <text:p text:style-name="P4">name: <text:span text:style-name="T2">column name</text:span></text:p>
            </text:list-item>
            <text:list-item>
              <text:p text:style-name="P4">id: ?</text:p>
            </text:list-item>
            <text:list-item>
              <text:p text:style-name="P4">columnType: <text:span text:style-name="T2">type of data contained in the column</text:span></text:p>
              <text:list>
                <text:list-item>
                  <text:p text:style-name="P4"><text:span text:style-name="T2">Data</text:span></text:p>
                </text:list-item>
                <text:list-item>
                  <text:p text:style-name="P17">Computed</text:p>
                </text:list-item>
                <text:list-item>
                  <text:p text:style-name="P18"><text:span text:style-name="T9">Recoded</text:span></text:p>
                </text:list-item>
                <text:list-item>
                  <text:p text:style-name="P12">Filter</text:p>
                </text:list-item>
              </text:list>
            </text:list-item>
            <text:list-item>
              <text:p text:style-name="P4"><text:span text:style-name="T10">d</text:span>ataType</text:p>
              <text:list>
                <text:list-item>
                  <text:p text:style-name="P12">Integer</text:p>
                </text:list-item>
                <text:list-item>
                  <text:p text:style-name="P12">Decimal</text:p>
                </text:list-item>
                <text:list-item>
                  <text:p text:style-name="P12">Text</text:p>
                </text:list-item>
              </text:list>
            </text:list-item>
            <text:list-item>
              <text:p text:style-name="P4">measureType</text:p>
              <text:list>
                <text:list-item>
                  <text:p text:style-name="P12">ID</text:p>
                </text:list-item>
                <text:list-item>
                  <text:p text:style-name="P12">Nominal</text:p>
                </text:list-item>
                <text:list-item>
                  <text:p text:style-name="P12">Ordinal</text:p>
                </text:list-item>
                <text:list-item>
                  <text:p text:style-name="P12">Continuous</text:p>
                </text:list-item>
                <text:list-item>
                  <text:p text:style-name="P20">None?</text:p>
                </text:list-item>
              </text:list>
            </text:list-item>
            <text:list-item>
              <text:p text:style-name="P6">formula <text:span text:style-name="T7">(for Computed Variables): formula used for calculations </text:span><text:span text:style-name="T8">or filters </text:span><text:span text:style-name="T7">(default: </text:span><text:span text:style-name="T2">""</text:span><text:span text:style-name="T7">)</text:span></text:p>
            </text:list-item>
            <text:list-item>
              <text:p text:style-name="P6">formulaMessage: <text:span text:style-name="T12">error message for misformed formulas </text:span><text:span text:style-name="T7">(default: </text:span><text:span text:style-name="T2">""</text:span><text:span text:style-name="T7">)</text:span></text:p>
            </text:list-item>
            <text:list-item>
              <text:p text:style-name="P5">parentId: ? <text:span text:style-name="T7">(default: 0)</text:span></text:p>
            </text:list-item>
            <text:list-item>
              <text:p text:style-name="P4">width: <text:span text:style-name="T2">column width in the jamovi data editor (default: 100)</text:span></text:p>
            </text:list-item>
            <text:list-item>
              <text:p text:style-name="P4">type: <text:span text:style-name="T2">data type (integer [4 byte], number [double, 8 byte])</text:span></text:p>
            </text:list-item>
            <text:list-item>
              <text:p text:style-name="P7">importName: <text:span text:style-name="T2">name of the column when it was originally imported </text:span><text:span text:style-name="T7">(default: same as “name”) </text:span><text:span text:style-name="T8">– </text:span><text:span text:style-name="T2">"" </text:span><text:span text:style-name="T8">if created new</text:span></text:p>
            </text:list-item>
            <text:list-item>
              <text:p text:style-name="P8">description: <text:span text:style-name="T2">variable description / label </text:span><text:span text:style-name="T11">(default: </text:span><text:span text:style-name="T2">""</text:span><text:span text:style-name="T11">)</text:span></text:p>
            </text:list-item>
            <text:list-item>
              <text:p text:style-name="P4">transform: <text:span text:style-name="T7">for transformed variables</text:span>?</text:p>
            </text:list-item>
            <text:list-item>
              <text:p text:style-name="P4">edits: <text:span text:style-name="T2">marks which rows in the table where edited </text:span><text:span text:style-name="T3">(can contain several ranges as those listed below)</text:span></text:p>
              <text:list>
                <text:list-item>
                  <text:p text:style-name="P14">start</text:p>
                </text:list-item>
                <text:list-item>
                  <text:p text:style-name="P14">end</text:p>
                </text:list-item>
              </text:list>
            </text:list-item>
            <text:list-item>
              <text:p text:style-name="P4">missingValues: ?</text:p>
            </text:list-item>
            <text:list-item>
              <text:p text:style-name="P5"><text:span text:style-name="T7">t</text:span><text:span text:style-name="T3">rimValues (only dataType “Text”): TRUE / FALSE (retain unused levels – trimValues: T doesn’t retain them)</text:span></text:p>
            </text:list-item>
            <text:list-item>
              <text:p text:style-name="P7"><text:span text:style-name="T8">filterNo (</text:span><text:span text:style-name="T3">only </text:span><text:span text:style-name="T8">column</text:span><text:span text:style-name="T3">Type “</text:span><text:span text:style-name="T8">Filter</text:span><text:span text:style-name="T3">”</text:span><text:span text:style-name="T8">): </text:span></text:p>
            </text:list-item>
            <text:list-item>
              <text:p text:style-name="P18">active (<text:span text:style-name="T3">only </text:span>column<text:span text:style-name="T3">Type “</text:span>Filter<text:span text:style-name="T3">”</text:span>): TRUE / FALSE (filter active)</text:p>
            </text:list-item>
          </text:list>
        </text:list-item>
        <text:list-item>
          <text:p text:style-name="P8"><text:span text:style-name="T3">t</text:span><text:span text:style-name="T1">ransforms: </text:span><text:span text:style-name="T11">contains </text:span><text:span text:style-name="T1">description for every </text:span><text:span text:style-name="T11">transformation rule</text:span><text:span text:style-name="T1"> </text:span><text:span text:style-name="T11">(those rules can be applied to several columns)</text:span></text:p>
          <text:list>
            <text:list-item>
              <text:p text:style-name="P3">name: <text:span text:style-name="T11">name of the transformation rule (e.g., </text:span>"Transform 1"<text:span text:style-name="T11">)</text:span></text:p>
            </text:list-item>
            <text:list-item>
              <text:p text:style-name="P3"><text:soft-page-break/>id: ?</text:p>
            </text:list-item>
            <text:list-item>
              <text:p text:style-name="P3"><text:span text:style-name="T11">s</text:span>uffix: ? <text:span text:style-name="T11">(default: </text:span>""<text:span text:style-name="T11">)</text:span></text:p>
            </text:list-item>
            <text:list-item>
              <text:p text:style-name="P3">formula: <text:span text:style-name="T11">formula for the transformation (e.g., </text:span>"MATCH($source, 'VC', 'OJ')"<text:span text:style-name="T11">)</text:span></text:p>
            </text:list-item>
            <text:list-item>
              <text:p text:style-name="P3">formulaMessage: ?</text:p>
            </text:list-item>
            <text:list-item>
              <text:p text:style-name="P3"><text:span text:style-name="T11">m</text:span>easureType: <text:span text:style-name="T11">(default: None)</text:span></text:p>
              <text:list>
                <text:list-item>
                  <text:p text:style-name="P13">ID</text:p>
                </text:list-item>
                <text:list-item>
                  <text:p text:style-name="P13">Nominal</text:p>
                </text:list-item>
                <text:list-item>
                  <text:p text:style-name="P13">Ordinal</text:p>
                </text:list-item>
                <text:list-item>
                  <text:p text:style-name="P13">Continuous</text:p>
                </text:list-item>
                <text:list-item>
                  <text:p text:style-name="P21">None</text:p>
                </text:list-item>
              </text:list>
            </text:list-item>
            <text:list-item>
              <text:p text:style-name="P8">description: <text:span text:style-name="T2">variable description / label </text:span><text:span text:style-name="T11">(default: </text:span>""<text:span text:style-name="T11">)</text:span></text:p>
            </text:list-item>
          </text:list>
        </text:list-item>
      </text:list>
      <text:p text:style-name="P2"/>
      <text:p text:style-name="P10">xdata.json</text:p>
      <text:list xml:id="list305880934" text:style-name="L5">
        <text:list-item>
          <text:p text:style-name="P19"><text:span text:style-name="T6">variable </text:span><text:span text:style-name="T5">name: </text:span><text:span text:style-name="T6">matches a column name in the data frame</text:span></text:p>
        </text:list-item>
        <text:list-item>
          <text:p text:style-name="P16"><text:span text:style-name="T3">labels (value labels)</text:span>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an Jentschke</meta:initial-creator>
    <meta:creation-date>2020-07-01T09:53:25.141721854</meta:creation-date>
    <dc:date>2020-07-02T16:05:35.803619176</dc:date>
    <dc:creator>Sebastian Jentschke</dc:creator>
    <meta:editing-duration>PT5H29M43S</meta:editing-duration>
    <meta:editing-cycles>2</meta:editing-cycles>
    <meta:generator>LibreOffice/6.4.4.2$Linux_X86_64 LibreOffice_project/3d775be2011f3886db32dfd395a6a6d1ca2630ff</meta:generator>
    <meta:document-statistic meta:table-count="0" meta:image-count="0" meta:object-count="0" meta:page-count="2" meta:paragraph-count="61" meta:word-count="322" meta:character-count="1891" meta:non-whitespace-character-count="1683"/>
  </office:meta>
</office:document-meta>
</file>